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Ubuntu Mono" svg:font-family="Ubuntu Mono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PreformattedText" style:family="paragraph">
      <style:text-properties style:font-name="Ubuntu Mono"/>
    </style:style>
    <style:style style:name="P3" style:parent-style-name="PreformattedText" style:family="paragraph">
      <style:text-properties style:font-name="Ubuntu Mono"/>
    </style:style>
    <style:style style:name="P4" style:parent-style-name="PreformattedText" style:family="paragraph">
      <style:text-properties style:font-name="Ubuntu Mono"/>
    </style:style>
    <style:style style:name="P5" style:parent-style-name="PreformattedText" style:family="paragraph">
      <style:text-properties style:font-name="Ubuntu Mono"/>
    </style:style>
    <style:style style:name="P6" style:parent-style-name="PreformattedText" style:family="paragraph">
      <style:text-properties style:font-name="Ubuntu Mono"/>
    </style:style>
    <style:style style:name="P7" style:parent-style-name="PreformattedText" style:family="paragraph">
      <style:text-properties style:font-name="Ubuntu Mono"/>
    </style:style>
    <style:style style:name="P8" style:parent-style-name="PreformattedText" style:family="paragraph">
      <style:text-properties style:font-name="Ubuntu Mono"/>
    </style:style>
    <style:style style:name="P9" style:parent-style-name="PreformattedText" style:family="paragraph">
      <style:text-properties style:font-name="Ubuntu Mono"/>
    </style:style>
    <style:style style:name="P10" style:parent-style-name="PreformattedText" style:family="paragraph">
      <style:text-properties style:font-name="Ubuntu Mono"/>
    </style:style>
    <style:style style:name="P11" style:parent-style-name="PreformattedText" style:family="paragraph">
      <style:text-properties style:font-name="Ubuntu Mono"/>
    </style:style>
    <style:style style:name="P12" style:parent-style-name="PreformattedText" style:family="paragraph">
      <style:text-properties style:font-name="Ubuntu Mono"/>
    </style:style>
    <style:style style:name="P13" style:parent-style-name="PreformattedText" style:family="paragraph">
      <style:text-properties style:font-name="Ubuntu Mono"/>
    </style:style>
    <style:style style:name="P14" style:parent-style-name="PreformattedText" style:family="paragraph">
      <style:text-properties style:font-name="Ubuntu Mono"/>
    </style:style>
    <style:style style:name="T15" style:parent-style-name="DefaultParagraphFont" style:family="text">
      <style:text-properties style:font-name="Ubuntu Mono"/>
    </style:style>
    <style:style style:name="T16" style:parent-style-name="DefaultParagraphFont" style:family="text">
      <style:text-properties style:font-name="Ubuntu Mono"/>
    </style:style>
  </office:automatic-styles>
  <office:body>
    <office:text text:use-soft-page-breaks="true">
      <text:p text:style-name="P1">Epithelial module 1</text:p>
      <text:p text:style-name="Standard"/>
      <text:p text:style-name="P2"><text:bookmark-start text:name="rstudio_console_output"/><text:bookmark-end text:name="rstudio_console_output"/>NR4A1,FOSB,ZFP36,IER2,FOS,JUNB,JUN</text:p>
      <text:p text:style-name="Standard"/>
      <text:p text:style-name="Standard"/>
      <text:p text:style-name="Standard">Cancer module 1</text:p>
      <text:p text:style-name="P3"/>
      <text:p text:style-name="P4"><text:bookmark-start text:name="rstudio_console_output1"/><text:bookmark-end text:name="rstudio_console_output1"/>ACTB,FXYD3,MYL9,ACTA2,CNN1,MYH11,CYR61,TAGLN,NCAPD3,SPON2,TFF3,ACTG2,SPINK1,KLK4,DES,SMTN,FLNA,TPM2</text:p>
      <text:p text:style-name="P5"/>
      <text:p text:style-name="P6"/>
      <text:p text:style-name="Standard">Both module 1</text:p>
      <text:p text:style-name="Standard"/>
      <text:p text:style-name="P7">ACTB,FBLN1,FTL,MYL6,MYL9,AEBP1,PTGDS,ACTA2,RASD1,RAB5C,CD81,GAPDH,EGR1,NR4A1,FOSB,DSTN,ZFP36,CNN1,ACTN4,JUND,MYH11,BLOC1S1,ITM2C,URB1,MCL1,TAGLN,UBC,PGM5,CSRP1,IER2,ATF3,ACTG2,CITED2,HTRA1,FOS,JUNB,DES,A2M,JUN,MXRA7,SMTN,WDR5,FLNA,CFD,S100A6,TPM2,RACK1,HLA-A</text:p>
      <text:p text:style-name="Standard"/>
      <text:p text:style-name="Standard"/>
      <text:p text:style-name="Standard">Both module 2</text:p>
      <text:p text:style-name="Standard"/>
      <text:p text:style-name="P8"><text:bookmark-start text:name="rstudio_console_output6"/><text:bookmark-end text:name="rstudio_console_output6"/>C19orf60,ACPP,TMSB10,GPC1,SUGP2,CNN2,HMG20B,PLPP1,FXYD3,PGC,NEFH,BIK,NDRG1,AGR2,SLC9A3R1,SRSF3,SLC39A7,PPP1R7,COX7A2L,TSPAN1,FMOD,FAM213A,GDF15,HNRNPA1,FLNB,HMGA1,SLC37A4,SERF2,KLK3,MGST3,EBP,NCAPD3,TSC22D3,SLC45A3,NBL1,ALDH4A1,SPON2,TFF3,AZGP1,SPINK1,TRPV6,CLDN3,INPPL1,SEC11C,SPINT2,KLK4,KLK2,DCXR,ZNF692,FKBP2,KCNH6,VWA1,FAM3B,H1FX,BCAP31,MAP3K3,HIST2H2AA3,SLC44A4,PRRC2A,NPIPA2,MSMB,HIST2H2AA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ncer module 1 udeg</text:p>
      <text:p text:style-name="Standard"/>
      <text:p text:style-name="P9"><text:bookmark-start text:name="rstudio_console_output3"/><text:bookmark-start text:name="__DdeLink__124_886932305"/><text:bookmark-end text:name="rstudio_console_output3"/>FXYD3,CNN1,TFF3,SPINK1,KLK4<text:bookmark-end text:name="__DdeLink__124_886932305"/></text:p>
      <text:p text:style-name="Standard"/>
      <text:p text:style-name="Standard"/>
      <text:p text:style-name="Standard">Both module 1 udeg</text:p>
      <text:p text:style-name="Standard"/>
      <text:p text:style-name="P10"><text:bookmark-start text:name="rstudio_console_output4"/><text:bookmark-end text:name="rstudio_console_output4"/>FBLN1,PTGDS,DSTN,CNN1,A2M,HLA-A</text:p>
      <text:p text:style-name="Standard"/>
      <text:p text:style-name="Standard">Both module 1 ddeg</text:p>
      <text:p text:style-name="Standard"/>
      <text:p text:style-name="P11"><text:bookmark-start text:name="rstudio_console_output5"/><text:bookmark-end text:name="rstudio_console_output5"/>CD81,NR4A1</text:p>
      <text:p text:style-name="Standard"/>
      <text:p text:style-name="Standard"/>
      <text:p text:style-name="Standard">Both module 2 udeg</text:p>
      <text:p text:style-name="Standard"/>
      <text:p text:style-name="P12"><text:bookmark-start text:name="rstudio_console_output8"/><text:bookmark-end text:name="rstudio_console_output8"/>C19orf60,TMSB10,FXYD3,PGC,AGR2,FMOD,GDF15,TFF3,SPINK1,CLDN3,KLK4,FAM3B</text:p>
      <text:p text:style-name="Standard"/>
      <text:p text:style-name="Standard">Both module 2 ddeg</text:p>
      <text:p text:style-name="Standard"/>
      <text:p text:style-name="P13"><text:bookmark-start text:name="rstudio_console_output7"/><text:bookmark-end text:name="rstudio_console_output7"/>ACPP,GPC1,PLPP1,NEFH,NDRG1,SLC9A3R1,FLNB,SLC37A4,SERF2,KLK3,EBP,TSC22D3,SLC45A3,NBL1,ALDH4A1,SEC11C,SPINT2,KLK2,DCXR,FKBP2,H1FX,BCAP31,HIST2H2AA3,MSMB,HIST2H2AA4</text:p>
      <text:p text:style-name="P14"/>
      <text:p text:style-name="PreformattedText"><text:bookmark-start text:name="rstudio_console_output2"/><text:bookmark-end text:name="rstudio_console_output2"/><text:span text:style-name="T15">1</text:span><text:span text:style-name="T16">239165 <text:s text:c="6"/>TAF11 ENSG00000064995 <text:s/>UBAP2 ENSG00000137073 0.8521677 <text:s text:c="8"/>57 0.000000e+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Ubuntu Mono" svg:font-family="Ubuntu Mono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uhan Xu</dc:creator>
    <meta:creation-date>2018-08-24T11:46:00Z</meta:creation-date>
    <dc:date>2018-08-29T14:06:00Z</dc:date>
    <meta:template xlink:href="Normal.dotm" xlink:type="simple"/>
    <meta:editing-cycles>4</meta:editing-cycles>
    <meta:editing-duration>PT4440S</meta:editing-duration>
    <meta:document-statistic meta:page-count="2" meta:paragraph-count="2" meta:word-count="205" meta:character-count="1376" meta:row-count="9" meta:non-whitespace-character-count="1173"/>
  </office:meta>
</office:document-meta>
</file>